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Wo</text:p>
          </table:table-cell>
          <table:table-cell office:value-type="string" table:style-name="ce1">
            <text:p>Was</text:p>
          </table:table-cell>
          <table:table-cell office:value-type="string" table:style-name="ce1">
            <text:p>Wohin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Start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iter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chlang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Leite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eiter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chlange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16383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Leiter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chlange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table:number-columns-repeated="16383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16383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16383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table:number-columns-repeated="1638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chlange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16383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1638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Ziel</text:p>
          </table:table-cell>
          <table:table-cell table:number-columns-repeated="16382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tud</meta:initial-creator>
    <dc:creator>Stud</dc:creator>
    <meta:creation-date>2021-06-27T14:29:47Z</meta:creation-date>
    <dc:date>2021-06-27T19:25:45Z</dc:date>
    <meta:editing-duration>PT0S</meta:editing-duration>
  </office:meta>
</office:document-meta>
</file>